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d8b" officeooo:paragraph-rsid="001b5d8b"/>
    </style:style>
    <style:style style:name="P2" style:family="paragraph" style:parent-style-name="Standard" style:list-style-name="L1">
      <style:text-properties officeooo:rsid="001b5d8b" officeooo:paragraph-rsid="001b5d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CREAR CARPETA COMPARTIDA.</text:p>
      <text:p text:style-name="P1"/>
      <text:p text:style-name="P1">Buscar en internet los pasos a seguir para crear una carpeta compartida en vuestra máquina virtual de virtualbox.</text:p>
      <text:p text:style-name="P1"/>
      <text:list xml:id="list4010143860" text:style-name="L1">
        <text:list-item>
          <text:p text:style-name="P2">Especificar brevemente los pasos necesarios para compartir la carpeta Escritorio de vuestro sistema anfitrión.</text:p>
        </text:list-item>
        <text:list-item>
          <text:p text:style-name="P2">Comprobar que podéis compartir entre máquina virtual y sistema anfitrión los documentos del escrito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08:52:30.937490255</meta:creation-date>
    <dc:date>2019-02-04T08:57:56.379761108</dc:date>
    <meta:editing-duration>PT5M27S</meta:editing-duration>
    <meta:editing-cycles>1</meta:editing-cycles>
    <meta:document-statistic meta:table-count="0" meta:image-count="0" meta:object-count="0" meta:page-count="1" meta:paragraph-count="4" meta:word-count="52" meta:character-count="362" meta:non-whitespace-character-count="316"/>
    <meta:generator>LibreOffice/6.0.7.3$Linux_X86_64 LibreOffice_project/00m0$Build-3</meta:generator>
  </office:meta>
</office:document-meta>
</file>